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30000007A7A334817.png" manifest:media-type="image/png"/>
  <manifest:file-entry manifest:full-path="Pictures/10000201000001CD000000C768D353E2.png" manifest:media-type="image/png"/>
  <manifest:file-entry manifest:full-path="Pictures/1000020100000277000000C7914F8491.png" manifest:media-type="image/png"/>
  <manifest:file-entry manifest:full-path="Pictures/10000201000001CD000000C703855D3C.png" manifest:media-type="image/png"/>
  <manifest:file-entry manifest:full-path="Pictures/10000201000000B9000000C7680B9340.png" manifest:media-type="image/png"/>
  <manifest:file-entry manifest:full-path="Pictures/1000020100000123000000C7ED1E9038.png" manifest:media-type="image/png"/>
  <manifest:file-entry manifest:full-path="Pictures/100002010000015D000000B1462AF64A.png" manifest:media-type="image/png"/>
  <manifest:file-entry manifest:full-path="Pictures/10000201000000B9000000B1788DF58A.png" manifest:media-type="image/png"/>
  <manifest:file-entry manifest:full-path="Pictures/10000201000000930000008659A3BD28.png" manifest:media-type="image/png"/>
  <manifest:file-entry manifest:full-path="Pictures/100002010000015B000000C742056562.png" manifest:media-type="image/png"/>
  <manifest:file-entry manifest:full-path="Pictures/100002010000006A00000076D9F25FE6.png" manifest:media-type="image/png"/>
  <manifest:file-entry manifest:full-path="Pictures/1000020100000159000000713D2BABBC.png" manifest:media-type="image/png"/>
  <manifest:file-entry manifest:full-path="Pictures/10000201000000450000004C9BFF8E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ff" draw:marker-start-width="0.35cm" draw:marker-end-width="0.35cm" draw:fill="solid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1c1c1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24pt" style:font-size-asian="24pt" style:font-size-complex="24pt"/>
    </style:style>
    <style:style style:name="T1" style:family="text">
      <style:text-properties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3.852cm" svg:height="3.852cm" svg:x="21.273cm" svg:y="15.8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53cm" svg:height="0.153cm" svg:x="23.123cm" svg:y="17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.852cm" svg:height="3.852cm" svg:x="5.048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53cm" svg:height="0.153cm" svg:x="6.898cm" svg:y="6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.852cm" svg:height="3.852cm" svg:x="15.948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53cm" svg:height="0.153cm" svg:x="17.798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18cm" svg:height="18cm" svg:x="5.85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cm" svg:height="1.6cm" svg:x="4.5cm" svg:y="19.6cm">
          <draw:text-box>
            <text:p text:style-name="P2"><text:span text:style-name="T1">0</text:span></text:p>
          </draw:text-box>
        </draw:frame>
        <draw:frame draw:style-name="gr4" draw:text-style-name="P2" draw:layer="layout" svg:width="1.4cm" svg:height="1.6cm" svg:x="4.5cm" svg:y="0.9cm">
          <draw:text-box>
            <text:p text:style-name="P2"><text:span text:style-name="T1">1</text:span></text:p>
          </draw:text-box>
        </draw:frame>
        <draw:line draw:style-name="gr5" draw:text-style-name="P1" draw:layer="layout" svg:x1="7.818cm" svg:y1="1.5cm" svg:x2="7.818cm" svg:y2="19.5cm">
          <text:p/>
        </draw:line>
        <draw:line draw:style-name="gr5" draw:text-style-name="P1" draw:layer="layout" svg:x1="21.818cm" svg:y1="1.5cm" svg:x2="21.818cm" svg:y2="19.5cm">
          <text:p/>
        </draw:line>
        <draw:line draw:style-name="gr5" draw:text-style-name="P1" draw:layer="layout" svg:x1="5.853cm" svg:y1="17.5cm" svg:x2="23.853cm" svg:y2="17.5cm">
          <text:p/>
        </draw:line>
        <draw:line draw:style-name="gr5" draw:text-style-name="P1" draw:layer="layout" svg:x1="5.853cm" svg:y1="3.5cm" svg:x2="23.853cm" svg:y2="3.5cm">
          <text:p/>
        </draw:line>
        <draw:frame draw:style-name="gr6" draw:text-style-name="P1" draw:layer="layout" svg:width="0.415cm" svg:height="0.457cm" svg:x="7.645cm" svg:y="20.043cm">
          <draw:image xlink:href="Pictures/10000201000000450000004C9BFF8EA8.png" xlink:type="simple" xlink:show="embed" xlink:actuate="onLoad">
            <text:p/>
          </draw:image>
        </draw:frame>
        <draw:frame draw:style-name="gr6" draw:text-style-name="P1" draw:layer="layout" svg:width="1.7cm" svg:height="0.557cm" svg:x="20.952cm" svg:y="19.843cm">
          <draw:image xlink:href="Pictures/1000020100000159000000713D2BABBC.png" xlink:type="simple" xlink:show="embed" xlink:actuate="onLoad">
            <text:p/>
          </draw:image>
        </draw:frame>
        <draw:frame draw:style-name="gr6" draw:text-style-name="P1" draw:layer="layout" svg:width="0.415cm" svg:height="0.457cm" svg:x="4.946cm" svg:y="17.244cm">
          <draw:image xlink:href="Pictures/10000201000000450000004C9BFF8EA8.png" xlink:type="simple" xlink:show="embed" xlink:actuate="onLoad">
            <text:p/>
          </draw:image>
        </draw:frame>
        <draw:frame draw:style-name="gr6" draw:text-style-name="P1" draw:layer="layout" svg:width="1.7cm" svg:height="0.557cm" svg:x="3.852cm" svg:y="3.144cm">
          <draw:image xlink:href="Pictures/1000020100000159000000713D2BABBC.png" xlink:type="simple" xlink:show="embed" xlink:actuate="onLoad">
            <text:p/>
          </draw:image>
        </draw:frame>
        <draw:frame draw:style-name="gr6" draw:text-style-name="P1" draw:layer="layout" svg:width="1.122cm" svg:height="1.249cm" svg:x="24.4cm" svg:y="0.451cm">
          <draw:image xlink:href="Pictures/100002010000006A00000076D9F25FE6.png" xlink:type="simple" xlink:show="embed" xlink:actuate="onLoad">
            <text:p/>
          </draw:image>
        </draw:frame>
        <draw:frame draw:style-name="gr6" draw:text-style-name="P1" draw:layer="layout" svg:width="1.505cm" svg:height="1.372cm" svg:x="14.098cm" svg:y="9.814cm">
          <draw:image xlink:href="Pictures/10000201000000930000008659A3BD28.png" xlink:type="simple" xlink:show="embed" xlink:actuate="onLoad">
            <text:p/>
          </draw:image>
        </draw:frame>
        <draw:frame draw:style-name="gr6" draw:text-style-name="P1" draw:layer="layout" svg:width="1.708cm" svg:height="1.635cm" svg:x="6cm" svg:y="9.683cm">
          <draw:image xlink:href="Pictures/10000201000000B9000000B1788DF58A.png" xlink:type="simple" xlink:show="embed" xlink:actuate="onLoad">
            <text:p/>
          </draw:image>
        </draw:frame>
        <draw:frame draw:style-name="gr6" draw:text-style-name="P1" draw:layer="layout" svg:width="3.236cm" svg:height="1.641cm" svg:x="22.1cm" svg:y="9.677cm">
          <draw:image xlink:href="Pictures/100002010000015D000000B1462AF64A.png" xlink:type="simple" xlink:show="embed" xlink:actuate="onLoad">
            <text:p/>
          </draw:image>
        </draw:frame>
        <draw:frame draw:style-name="gr6" draw:text-style-name="P1" draw:layer="layout" svg:width="1.792cm" svg:height="1.864cm" svg:x="13.954cm" svg:y="17.495cm">
          <draw:image xlink:href="Pictures/10000201000000B9000000C7680B9340.png" xlink:type="simple" xlink:show="embed" xlink:actuate="onLoad">
            <text:p/>
          </draw:image>
        </draw:frame>
        <draw:frame draw:style-name="gr6" draw:text-style-name="P1" draw:layer="layout" svg:width="3.262cm" svg:height="1.871cm" svg:x="13.138cm" svg:y="1.636cm">
          <draw:image xlink:href="Pictures/100002010000015B000000C742056562.png" xlink:type="simple" xlink:show="embed" xlink:actuate="onLoad">
            <text:p/>
          </draw:image>
        </draw:frame>
        <draw:frame draw:style-name="gr6" draw:text-style-name="P1" draw:layer="layout" svg:width="1.7cm" svg:height="1.162cm" svg:x="6cm" svg:y="17.9cm">
          <draw:image xlink:href="Pictures/1000020100000123000000C7ED1E9038.png" xlink:type="simple" xlink:show="embed" xlink:actuate="onLoad">
            <text:p/>
          </draw:image>
        </draw:frame>
        <draw:frame draw:style-name="gr6" draw:text-style-name="P1" draw:layer="layout" svg:width="2.917cm" svg:height="1.259cm" svg:x="6.042cm" svg:y="2.027cm">
          <draw:image xlink:href="Pictures/10000201000001CD000000C703855D3C.png" xlink:type="simple" xlink:show="embed" xlink:actuate="onLoad">
            <text:p/>
          </draw:image>
        </draw:frame>
        <draw:frame draw:style-name="gr6" draw:text-style-name="P1" draw:layer="layout" svg:width="4.366cm" svg:height="1.377cm" svg:x="22.034cm" svg:y="2.027cm">
          <draw:image xlink:href="Pictures/1000020100000277000000C7914F8491.png" xlink:type="simple" xlink:show="embed" xlink:actuate="onLoad">
            <text:p/>
          </draw:image>
        </draw:frame>
        <draw:custom-shape draw:style-name="gr7" draw:text-style-name="P1" draw:layer="layout" svg:width="1.5cm" svg:height="3.9cm" svg:x="4.296cm" svg:y="4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3.9cm" svg:x="23.902cm" svg:y="15.89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817cm" svg:height="1.216cm" svg:x="22.159cm" svg:y="17.984cm">
          <draw:image xlink:href="Pictures/10000201000001CD000000C768D353E2.png" xlink:type="simple" xlink:show="embed" xlink:actuate="onLoad">
            <text:p/>
          </draw:image>
        </draw:frame>
        <draw:custom-shape draw:style-name="gr7" draw:text-style-name="P1" draw:layer="layout" svg:width="1.656cm" svg:height="0.4cm" svg:x="22.3cm" svg:y="19.55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cm" svg:height="1.6cm" svg:x="23.141cm" svg:y="19.5cm">
          <draw:text-box>
            <text:p text:style-name="P2"><text:span text:style-name="T1">1</text:span></text:p>
          </draw:text-box>
        </draw:frame>
        <draw:frame draw:style-name="gr6" draw:text-style-name="P1" draw:layer="layout" svg:width="0.914cm" svg:height="1.127cm" svg:x="16.8cm" svg:y="7.3cm">
          <draw:image xlink:href="Pictures/10000201000000630000007A7A33481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4:01:26.425593192</meta:creation-date>
    <dc:date>2015-01-20T14:42:40.497996143</dc:date>
    <meta:editing-duration>PT34M36S</meta:editing-duration>
    <meta:editing-cycles>10</meta:editing-cycles>
    <meta:generator>LibreOffice/4.2.7.2$Linux_X86_64 LibreOffice_project/420m0$Build-2</meta:generator>
    <meta:document-statistic meta:object-count="35"/>
  </office:meta>
</office:document-meta>
</file>